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26.62mm"/>
    </style:style>
    <style:style style:name="co7" style:family="table-column">
      <style:table-column-properties fo:break-before="auto" style:column-width="45.14mm"/>
    </style:style>
    <style:style style:name="co8" style:family="table-column">
      <style:table-column-properties fo:break-before="auto" style:column-width="43.16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44.41mm"/>
    </style:style>
    <style:style style:name="co11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11"/>
    <style:style style:name="ce6" style:family="table-cell" style:parent-style-name="Default" style:data-style-name="N2"/>
    <style:style style:name="ce7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"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1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bindung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T<text:span text:style-name="T1">onset </text:span><text:span text:style-name="T2">(°C)</text:span></text:p>
          </table:table-cell>
          <table:table-cell office:value-type="string" calcext:value-type="string">
            <text:p>Area (yVs/mg)</text:p>
          </table:table-cell>
          <table:table-cell/>
          <table:table-cell table:style-name="ce2" office:value-type="string" calcext:value-type="string">
            <text:p><text:span text:style-name="T3">T</text:span> (°C)</text:p>
          </table:table-cell>
          <table:table-cell/>
          <table:table-cell table:style-name="ce2" office:value-type="string" calcext:value-type="string">
            <text:p><text:span text:style-name="T3">Area</text:span> (yVs/mg)</text:p>
          </table:table-cell>
          <table:table-cell office:value-type="string" calcext:value-type="string">
            <text:p>T (korrigiert)</text:p>
          </table:table-cell>
          <table:table-cell office:value-type="string" calcext:value-type="string">
            <text:p>Referenz (°C)</text:p>
          </table:table-cell>
          <table:table-cell table:style-name="ce2" office:value-type="string" calcext:value-type="string">
            <text:p>Schmelzwärme (kJ/mol)</text:p>
          </table:table-cell>
          <table:table-cell table:number-columns-repeated="2"/>
          <table:table-cell table:style-name="ce2" office:value-type="string" calcext:value-type="string">
            <text:p>Schmelztemperatur Al<text:span text:style-name="T1">2</text:span>O<text:span text:style-name="T1">3 </text:span><text:span text:style-name="T2">(°C)</text:span></text:p>
          </table:table-cell>
          <table:table-cell/>
          <table:table-cell table:style-name="ce2" office:value-type="string" calcext:value-type="string">
            <text:p>Schmelzwärme Al2O3 (kJ/mol)</text:p>
          </table:table-cell>
          <table:table-cell/>
          <table:table-cell office:value-type="string" calcext:value-type="string">
            <text:p>Ref1</text:p>
          </table:table-cell>
          <table:table-cell/>
          <table:table-cell office:value-type="string" calcext:value-type="string">
            <text:p>Ref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b<text:span text:style-name="T1">0,5</text:span>Gd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63.9" calcext:value-type="float">
            <text:p>1963.9</text:p>
          </table:table-cell>
          <table:table-cell office:value-type="float" office:value="-11.87" calcext:value-type="float">
            <text:p>-11.87</text:p>
          </table:table-cell>
          <table:table-cell/>
          <table:table-cell table:style-name="ce3" table:formula="of:=AVERAGE([.E4:.E5])" office:value-type="float" office:value="1950.6" calcext:value-type="float">
            <text:p>1951</text:p>
          </table:table-cell>
          <table:table-cell/>
          <table:table-cell table:style-name="ce5" table:formula="of:=AVERAGE([.F4:.F5])" office:value-type="float" office:value="-10.945" calcext:value-type="float">
            <text:p>-10.9</text:p>
          </table:table-cell>
          <table:table-cell table:style-name="ce8" table:formula="of:=[.H4]+[.P7]" office:value-type="float" office:value="2148.6" calcext:value-type="float">
            <text:p>2149</text:p>
          </table:table-cell>
          <table:table-cell/>
          <table:table-cell table:formula="of:=[.J4]*-3.1912" office:value-type="float" office:value="34.927684" calcext:value-type="float">
            <text:p>34.9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/>
          <table:table-cell table:style-name="ce6" table:formula="of:=[.T4]/0.00981*1/1000" office:value-type="float" office:value="115.993883792049" calcext:value-type="float">
            <text:p>115.99</text:p>
          </table:table-cell>
          <table:table-cell/>
          <table:table-cell office:value-type="float" office:value="1137.9" calcext:value-type="float">
            <text:p>1137.9</text:p>
          </table:table-cell>
          <table:table-cell office:value-type="string" calcext:value-type="string">
            <text:p>J/g</text:p>
          </table:table-cell>
          <table:table-cell office:value-type="string" calcext:value-type="string">
            <text:p>111,1 kJ/mo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37.3" calcext:value-type="float">
            <text:p>1937.3</text:p>
          </table:table-cell>
          <table:table-cell office:value-type="float" office:value="-10.02" calcext:value-type="float">
            <text:p>-10.02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number-columns-repeated="12"/>
          <table:table-cell table:style-name="ce2"/>
          <table:table-cell table:number-columns-repeated="2"/>
          <table:table-cell table:style-name="ce2" office:value-type="string" calcext:value-type="string">
            <text:p>Korrektu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<text:span text:style-name="T1">0,5</text:span>Tb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21.4" calcext:value-type="float">
            <text:p>1921.4</text:p>
          </table:table-cell>
          <table:table-cell office:value-type="float" office:value="-14.17" calcext:value-type="float">
            <text:p>-14.17</text:p>
          </table:table-cell>
          <table:table-cell/>
          <table:table-cell table:style-name="ce3" table:formula="of:=AVERAGE([.E7:.E8])" office:value-type="float" office:value="1916.25" calcext:value-type="float">
            <text:p>1916</text:p>
          </table:table-cell>
          <table:table-cell/>
          <table:table-cell table:style-name="ce5" table:formula="of:=AVERAGE([.F7:.F8])" office:value-type="float" office:value="-12.25" calcext:value-type="float">
            <text:p>-12.3</text:p>
          </table:table-cell>
          <table:table-cell table:style-name="ce8" table:formula="of:=[.H7]+[.P7]" office:value-type="float" office:value="2114.25" calcext:value-type="float">
            <text:p>2114</text:p>
          </table:table-cell>
          <table:table-cell/>
          <table:table-cell table:formula="of:=[.J7]*-1*3.1912" office:value-type="float" office:value="39.0922" calcext:value-type="float">
            <text:p>39.1</text:p>
          </table:table-cell>
          <table:table-cell table:number-columns-repeated="2"/>
          <table:table-cell table:style-name="ce5" table:formula="of:=[.P4]-[.H10]" office:value-type="float" office:value="198" calcext:value-type="float">
            <text:p>198.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11.1" calcext:value-type="float">
            <text:p>1911.1</text:p>
          </table:table-cell>
          <table:table-cell office:value-type="float" office:value="-10.33" calcext:value-type="float">
            <text:p>-10.33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number-columns-repeated="12"/>
          <table:table-cell table:style-name="ce2"/>
          <table:table-cell table:number-columns-repeated="2"/>
          <table:table-cell office:value-type="string" calcext:value-type="string">
            <text:p>1yVs/mg = 3,1912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-36.35" calcext:value-type="float">
            <text:p>-36.35</text:p>
          </table:table-cell>
          <table:table-cell/>
          <table:table-cell table:formula="of:=[.E10]" office:value-type="float" office:value="1856" calcext:value-type="float">
            <text:p>1856</text:p>
          </table:table-cell>
          <table:table-cell/>
          <table:table-cell table:style-name="ce6" table:formula="of:=[.F10]" office:value-type="float" office:value="-36.35" calcext:value-type="float">
            <text:p>-36.35</text:p>
          </table:table-cell>
          <table:table-cell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formula="of:=[.R4]" office:value-type="float" office:value="115.993883792049" calcext:value-type="float">
            <text:p>116.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  <table:table-cell table:style-name="ce2"/>
          <table:table-cell table:number-columns-repeated="9"/>
        </table:table-row>
        <table:table-row table:style-name="ro2">
          <table:table-cell table:style-name="ce1" office:value-type="string" calcext:value-type="string">
            <text:p>für später</text:p>
          </table:table-cell>
          <table:table-cell table:style-name="ce1"/>
          <table:table-cell table:style-name="ce1" office:value-type="string" calcext:value-type="string">
            <text:p>GdScO<text:span text:style-name="T1">3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.6" calcext:value-type="float">
            <text:p>2020.6</text:p>
          </table:table-cell>
          <table:table-cell table:style-name="ce1" office:value-type="float" office:value="-11.51" calcext:value-type="float">
            <text:p>-11.51</text:p>
          </table:table-cell>
          <table:table-cell table:style-name="ce1"/>
          <table:table-cell table:style-name="ce4" table:formula="of:=AVERAGE([.E13:.E15])" office:value-type="float" office:value="2015.86666666667" calcext:value-type="float">
            <text:p>2016</text:p>
          </table:table-cell>
          <table:table-cell/>
          <table:table-cell table:style-name="ce7" table:formula="of:=AVERAGE([.F13:.F15])" office:value-type="float" office:value="-11.6" calcext:value-type="float">
            <text:p>-11.6</text:p>
          </table:table-cell>
          <table:table-cell table:style-name="ce9" table:formula="of:=[.H13]+[.P14]" office:value-type="float" office:value="2141.36666666667" calcext:value-type="float">
            <text:p>2141</text:p>
          </table:table-cell>
          <table:table-cell table:style-name="ce10" office:value-type="string" calcext:value-type="string">
            <text:p>2000-2200</text:p>
          </table:table-cell>
          <table:table-cell table:formula="of:=2.84035*[.J13]*-1" office:value-type="float" office:value="32.94806" calcext:value-type="float">
            <text:p>32.9</text:p>
          </table:table-cell>
          <table:table-cell table:number-columns-repeated="2"/>
          <table:table-cell table:style-name="ce12" office:value-type="string" calcext:value-type="string">
            <text:p>Korrek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Klim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16.1" calcext:value-type="float">
            <text:p>2016.1</text:p>
          </table:table-cell>
          <table:table-cell office:value-type="float" office:value="-11.37" calcext:value-type="float">
            <text:p>-11.37</text:p>
          </table:table-cell>
          <table:table-cell table:number-columns-repeated="9"/>
          <table:table-cell table:style-name="ce5" table:formula="of:=[.P4]-[.H20]" office:value-type="float" office:value="125.5" calcext:value-type="float">
            <text:p>12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10.9" calcext:value-type="float">
            <text:p>2010.9</text:p>
          </table:table-cell>
          <table:table-cell office:value-type="float" office:value="-11.92" calcext:value-type="float">
            <text:p>-11.92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1yVs/mg = 2,84035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60.2" calcext:value-type="float">
            <text:p>2060.2</text:p>
          </table:table-cell>
          <table:table-cell office:value-type="float" office:value="-12.45" calcext:value-type="float">
            <text:p>-12.45</text:p>
          </table:table-cell>
          <table:table-cell/>
          <table:table-cell table:style-name="ce3" table:formula="of:=AVERAGE([.E17:.E18])" office:value-type="float" office:value="2059.8" calcext:value-type="float">
            <text:p>2060</text:p>
          </table:table-cell>
          <table:table-cell/>
          <table:table-cell table:style-name="ce5" table:formula="of:=AVERAGE([.F17:.F18])" office:value-type="float" office:value="-13.56" calcext:value-type="float">
            <text:p>-13.6</text:p>
          </table:table-cell>
          <table:table-cell table:style-name="ce8" table:formula="of:=[.H17]+[.P14]" office:value-type="float" office:value="2185.3" calcext:value-type="float">
            <text:p>2185</text:p>
          </table:table-cell>
          <table:table-cell office:value-type="float" office:value="2100" calcext:value-type="float">
            <text:p>2100</text:p>
          </table:table-cell>
          <table:table-cell table:formula="of:=[.J17]*-1*2.84035" office:value-type="float" office:value="38.515146" calcext:value-type="float">
            <text:p>38.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59.4" calcext:value-type="float">
            <text:p>2059.4</text:p>
          </table:table-cell>
          <table:table-cell office:value-type="float" office:value="-14.67" calcext:value-type="float">
            <text:p>-14.67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932.6" calcext:value-type="float">
            <text:p>1932.6</text:p>
          </table:table-cell>
          <table:table-cell office:value-type="float" office:value="-40.38" calcext:value-type="float">
            <text:p>-40.38</text:p>
          </table:table-cell>
          <table:table-cell/>
          <table:table-cell table:style-name="ce3" table:formula="of:=AVERAGE([.E20:.E22])" office:value-type="float" office:value="1928.5" calcext:value-type="float">
            <text:p>1929</text:p>
          </table:table-cell>
          <table:table-cell/>
          <table:table-cell table:style-name="ce6" table:formula="of:=AVERAGE([.F20:.F22])" office:value-type="float" office:value="-40.84" calcext:value-type="float">
            <text:p>-40.84</text:p>
          </table:table-cell>
          <table:table-cell table:formula="of:=[.H20]+[.P14]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table:formula="of:=[.R4]" office:value-type="float" office:value="115.993883792049" calcext:value-type="float">
            <text:p>116.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27.3" calcext:value-type="float">
            <text:p>1927.3</text:p>
          </table:table-cell>
          <table:table-cell office:value-type="float" office:value="-38.6" calcext:value-type="float">
            <text:p>-38.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25.6" calcext:value-type="float">
            <text:p>1925.6</text:p>
          </table:table-cell>
          <table:table-cell office:value-type="float" office:value="-43.54" calcext:value-type="float">
            <text:p>-43.5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T_melt</text:p>
          </table:table-cell>
          <table:table-cell office:value-type="string" calcext:value-type="string">
            <text:p>Schmelzwärme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GdScO3</text:p>
          </table:table-cell>
          <table:table-cell table:style-name="ce3" table:formula="of:=[.K13]" office:value-type="float" office:value="2141.36666666667" calcext:value-type="float">
            <text:p>2141</text:p>
          </table:table-cell>
          <table:table-cell table:style-name="ce5" table:formula="of:=[.M13]" office:value-type="float" office:value="32.94806" calcext:value-type="float">
            <text:p>32.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bGdScO3</text:p>
          </table:table-cell>
          <table:table-cell table:style-name="ce3" table:formula="of:=[.K4]" office:value-type="float" office:value="2148.6" calcext:value-type="float">
            <text:p>2149</text:p>
          </table:table-cell>
          <table:table-cell table:style-name="ce5" table:formula="of:=[.M4]" office:value-type="float" office:value="34.927684" calcext:value-type="float">
            <text:p>34.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DyTbScO3</text:p>
          </table:table-cell>
          <table:table-cell table:style-name="ce3" table:formula="of:=[.K7]" office:value-type="float" office:value="2114.25" calcext:value-type="float">
            <text:p>2114</text:p>
          </table:table-cell>
          <table:table-cell table:style-name="ce5" table:formula="of:=[.M7]" office:value-type="float" office:value="39.0922" calcext:value-type="float">
            <text:p>39.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DyScO3</text:p>
          </table:table-cell>
          <table:table-cell table:style-name="ce3" table:formula="of:=[.K17]" office:value-type="float" office:value="2185.3" calcext:value-type="float">
            <text:p>2185</text:p>
          </table:table-cell>
          <table:table-cell table:style-name="ce5" table:formula="of:=[.M17]" office:value-type="float" office:value="38.515146" calcext:value-type="float">
            <text:p>38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55.889000000</meta:creation-date>
    <dc:date>2017-10-17T20:34:51.511000000</dc:date>
    <meta:editing-duration>PT1H44M26S</meta:editing-duration>
    <meta:editing-cycles>48</meta:editing-cycles>
    <meta:generator>LibreOffice/5.1.5.2$Windows_x86 LibreOffice_project/7a864d8825610a8c07cfc3bc01dd4fce6a9447e5</meta:generator>
    <meta:document-statistic meta:table-count="1" meta:cell-count="113" meta:object-count="0"/>
  </office:meta>
</office:document-meta>
</file>